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table:number-columns-repeated="1018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FAILURE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 office:value-type="string" calcext:value-type="string">
            <text:p>1</text:p>
          </table:table-cell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 office:value-type="string" calcext:value-type="string">
            <text:p>Integration-Test</text:p>
          </table:table-cell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FAILURE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 office:value-type="string" calcext:value-type="string">
            <text:p>CalcTitle Name</text:p>
          </table:table-cell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/>
          <table:table-cell/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 style:data-style-name="N2" text:time-value="02:12:24.526152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1-27T02:22:42.674672751</dc:date>
    <meta:editing-duration>PT18H51M9S</meta:editing-duration>
    <meta:editing-cycles>90</meta:editing-cycles>
    <meta:generator>LibreOffice/7.0.4.2$Linux_X86_64 LibreOffice_project/00$Build-2</meta:generator>
    <meta:document-statistic meta:table-count="1" meta:cell-count="84" meta:object-count="8"/>
  </office:meta>
</office:document-meta>
</file>